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 style:writing-mode="lr-tb"/>
      <style:text-properties style:font-name="ARial" fo:font-size="12pt" officeooo:rsid="000449d0" officeooo:paragraph-rsid="000449d0" style:font-size-asian="12pt" style:font-size-complex="12pt"/>
    </style:style>
    <style:style style:name="P2" style:family="paragraph" style:parent-style-name="Title">
      <style:paragraph-properties fo:line-height="100%" fo:text-align="justify" style:justify-single-word="false" style:writing-mode="lr-tb"/>
      <style:text-properties style:font-name="ARial" fo:font-size="12pt" officeooo:rsid="000449d0" officeooo:paragraph-rsid="000449d0" style:font-size-asian="12pt" style:font-size-complex="12pt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FreeSans1" style:font-size-complex="28pt" style:font-weight-complex="bold"/>
    </style:style>
    <style:style style:name="T2" style:family="text">
      <style:text-properties fo:font-size="28pt" fo:font-weight="bold" style:font-name-asian="Noto Sans CJK SC" style:font-size-asian="28pt" style:font-weight-asian="bold" style:font-name-complex="FreeSans1" style:font-size-complex="28pt" style:font-weight-complex="bold"/>
    </style:style>
    <style:style style:name="T3" style:family="text">
      <style:text-properties fo:font-weight="bold" style:font-name-asian="Noto Sans CJK SC" style:font-weight-asian="bold" style:font-name-complex="FreeSans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ões de raciocínio l<text:span text:style-name="T3">ó</text:span>gico</text:p>
      <text:p text:style-name="P1">"Descubra a lógica e complete o próximo elemento: 1, 3, 5, 7, ___",#Raciocinio logico</text:p>
      <text:p text:style-name="P1">"Descubra a lógica e complete o próximo elemento: 2, 4, 8, 16, 32, 64, ____",#RL2</text:p>
      <text:p text:style-name="P1">"Descubra a lógica e complete o próximo elemento: <text:s/>0, 1, 4, 9, 16, 25, 36, ____",#RL3</text:p>
      <text:p text:style-name="P1">"Descubra a lógica e complete o próximo elemento: 4, 16, 36, 64, ____",#RL4</text:p>
      <text:p text:style-name="P1">"Descubra a lógica e complete o próximo elemento: 1, 1, 2, 3, 5, 8, ____",#RL5</text:p>
      <text:p text:style-name="P1">"Descubra a lógica e complete o próximo elemento: 2,10, 12, 16, 17, 18, 19, ____",#RL6</text:p>
      <text:p text:style-name="P1">"Em um jogo de Paciência com 52 cartas, sete colunas são formadas: a primeira com 1 carta, a segunda com 2, e assim por diante até a sétima com 7 cartas. O restante forma o monte. Quantas cartas há no monte?",#RL7</text:p>
      <text:p text:style-name="P1">"Duas tartarugas caminham até um lago. A primeira percorre 30 m/dia e chega em 16 dias. A segunda, a 20 m/dia, chega depois. Quantos dias a primeira espera pela segunda?",#RL8</text:p>
      <text:p text:style-name="P1">"Alguns consideram que a cidade de Florianópolis foi fundada no dia 23 de março de 1726, que caiu em um sábado. Após 90 dias, no dia 21 de junho, a data assinalou o início do inverno, quando a noite é a mais longa do ano. Esse dia caiu em uma:",#RL9</text:p>
      <text:p text:style-name="P1">"Caminhando ao fim da tarde, uma senhora contou 20 casas em uma rua à sua direita. No regresso, ela contou 20 casas à sua esquerda. Quantas casas ela viu no total?",#RL10</text:p>
      <text:p text:style-name="P1">"Há um pato entre dois patos, um pato atrás de um pato e um pato na frente de outro pato. De quantos patos estamos falando?",#RL11</text:p>
      <text:p text:style-name="P1">"No meu jardim existe 3 pés de alface, 1 de pepino e 5 de cenoura. Quantos pés eu tenho no total?",#RL12</text:p>
      <text:p text:style-name="P1">"Meu avô tem 5 filhos, cada filho tem 3 filhos. Quantos primos eu tenho?",#RL13</text:p>
      <text:p text:style-name="P1">"Há 7 passarinhos em um galho de árvore. Um menino atira em um deles, quantos passarinhos sobraram no galho?",#RL14</text:p>
      <text:p text:style-name="P1">"Quando eu tinha 8 anos, a minha irmã tinha a metade da minha idade. Agora que tenho 55 anos, com quantos anos minha irmã está?",#RL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1:21:49.749978217</meta:creation-date>
    <dc:date>2024-12-09T21:23:57.824225276</dc:date>
    <meta:editing-duration>PT2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348" meta:character-count="1888" meta:non-whitespace-character-count="1555"/>
  </office:meta>
</office:document-meta>
</file>